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e5ff" draw:textarea-horizontal-align="justify" draw:textarea-vertical-align="middle" draw:auto-grow-height="false" fo:min-height="17.15cm" fo:min-width="6.2cm"/>
    </style:style>
    <style:style style:name="gr2" style:family="graphic" style:parent-style-name="standard">
      <style:graphic-properties draw:fill="solid" draw:fill-color="#cce5ff" draw:textarea-horizontal-align="justify" draw:textarea-vertical-align="middle" draw:auto-grow-height="false" fo:min-height="20.95cm" fo:min-width="10.6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1.5cm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2cm"/>
    </style:style>
    <style:style style:name="gr5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314cm"/>
    </style:style>
    <style:style style:name="gr6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16cm" fo:min-width="0.066cm"/>
    </style:style>
    <style:style style:name="gr7" style:family="graphic" style:parent-style-name="standard">
      <style:graphic-properties svg:stroke-color="#cc9900" draw:fill="solid" draw:fill-color="#ffff00" draw:textarea-vertical-align="middle" draw:auto-grow-height="false" fo:min-height="0.55cm" fo:min-width="0.3cm"/>
    </style:style>
    <style:style style:name="gr8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414cm"/>
    </style:style>
    <style:style style:name="gr9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cc9900" draw:fill="solid" draw:fill-color="#ffff66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65cm" fo:min-width="2.2cm"/>
    </style:style>
    <style:style style:name="gr12" style:family="graphic" style:parent-style-name="standard">
      <style:graphic-properties draw:textarea-horizontal-align="justify" draw:textarea-vertical-align="middle" draw:auto-grow-height="false" fo:min-height="0.65cm" fo:min-width="3.7cm"/>
    </style:style>
    <style:style style:name="gr13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2.014cm"/>
    </style:style>
    <style:style style:name="gr14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3.4cm"/>
    </style:style>
    <style:style style:name="gr15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1.7cm"/>
    </style:style>
    <style:style style:name="gr16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0.614cm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objectwithoutfill">
      <style:graphic-properties svg:stroke-width="0.05cm" svg:stroke-color="#000000" draw:marker-start="Arrow" draw:marker-start-width="0.38cm" draw:marker-end="" draw:marker-end-width="0.38cm" draw:fill="solid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0.9cm" fo:min-width="1.5cm"/>
    </style:style>
    <style:style style:name="gr20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8.2cm"/>
    </style:style>
    <style:style style:name="gr21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214cm"/>
    </style:style>
    <style:style style:name="gr22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01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objectwithoutfill">
      <style:graphic-properties draw:stroke="dash" draw:stroke-dash="Fine_20_Dashed"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4cm"/>
    </style:style>
    <style:style style:name="P1" style:family="paragraph">
      <loext:graphic-properties draw:fill="solid" draw:fill-color="#cce5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solid" draw:fill-color="#ff99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solid" draw:fill-color="#ff66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solid" draw:fill-color="#ffff00"/>
      <style:paragraph-properties fo:text-align="center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="solid" draw:fill-color="#ffff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 draw:fill-color="#99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2" style:family="paragraph">
      <loext:graphic-properties draw:fill="none" draw:fill-color="#ffffff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7cm" svg:height="17.4cm" svg:x="1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cm" svg:height="21.2cm" svg:x="8.3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0.9cm" svg:x="1.3cm" svg:y="5.3cm">
          <text:p text:style-name="P2"><text:span text:style-name="T1">A</text:span><text:span text:style-name="T2">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5cm" svg:height="0.9cm" svg:x="8.6cm" svg:y="6cm">
          <text:p text:style-name="P2"><text:span text:style-name="T1">S</text:span><text:span text:style-name="T2">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9cm" svg:height="0.9cm" svg:x="3.1cm" svg:y="8.5cm">
          <text:p text:style-name="P2"><text:span text:style-name="T2">R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8cm" svg:height="0.8cm" svg:x="4.5cm" svg:y="8.9cm">
          <text:p text:style-name="P2"><text:span text:style-name="T2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cm" svg:height="0.8cm" svg:x="3.7cm" svg:y="7.2cm">
          <text:p text:style-name="P2"><text:span text:style-name="T1">K</text:span></text:p>
          <draw:enhanced-geometry draw:mirror-vertical="false" draw:mirror-horizontal="false" draw:glue-point-type="segments" draw:type="mso-spt100" draw:modifiers="-179.466116574846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6" draw:layer="layout" svg:width="0.8cm" svg:height="0.8cm" svg:x="3.7cm" svg:y="7.2cm">
          <text:p text:style-name="P2"><text:span text:style-name="T1">K</text:span></text:p>
          <draw:enhanced-geometry draw:mirror-vertical="false" draw:mirror-horizontal="false" draw:glue-point-type="segments" draw:type="mso-spt100" draw:modifiers="-1.38368696736851 179.81241306473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custom-shape draw:style-name="gr8" draw:text-style-name="P4" draw:layer="layout" svg:width="2cm" svg:height="0.9cm" svg:x="3.1cm" svg:y="13.3cm">
            <text:p text:style-name="P2"><text:span text:style-name="T2">R.S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0.8cm" svg:height="0.8cm" svg:x="4.6cm" svg:y="13.7cm">
            <text:p text:style-name="P2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7" draw:layer="layout" svg:x1="6.2cm" svg:y1="9cm" svg:x2="9.5cm" svg:y2="9cm">
          <text:p text:style-name="P3">register</text:p>
          <text:p text:style-name="P3"/>
        </draw:line>
        <draw:custom-shape draw:style-name="gr10" draw:text-style-name="P8" draw:layer="layout" svg:width="0.6cm" svg:height="0.7cm" svg:x="3.8cm" svg:y="6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1" draw:text-style-name="P3" xml:id="id2" draw:id="id2" draw:layer="layout" svg:width="2.7cm" svg:height="0.9cm" svg:x="8.1cm" svg:y="2.3cm">
          <text:p text:style-name="P2"><text:span text:style-name="T1">T</text:span><text:span text:style-name="T2">rust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1" draw:id="id1" draw:layer="layout" svg:width="4.2cm" svg:height="0.9cm" svg:x="1.9cm" svg:y="2.3cm">
          <text:p text:style-name="P2"><text:span text:style-name="T1">R</text:span><text:span text:style-name="T2">eferend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" draw:text-style-name="P4" draw:layer="layout" svg:width="2.6cm" svg:height="0.9cm" svg:x="9.8cm" svg:y="11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0.8cm" svg:height="0.8cm" svg:x="11.9cm" svg:y="11.4cm">
            <text:p text:style-name="P2"><text:span text:style-name="T2">K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8cm" svg:height="0.8cm" svg:x="12.5cm" svg:y="11.4cm">
            <text:p text:style-name="P2"><text:span text:style-name="T2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9" draw:layer="layout" svg:width="3.9cm" svg:height="1.6cm" svg:x="15.1cm" svg:y="12.5cm">
            <text:p text:style-name="P3">reject</text:p>
            <text:p text:style-name="P3"/>
            <text:p text:style-name="P3"/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2.6cm" svg:height="0.9cm" svg:x="15.3cm" svg:y="12.737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0.8cm" svg:height="0.8cm" svg:x="17.4cm" svg:y="13.137cm">
            <text:p text:style-name="P2"><text:span text:style-name="T2">K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8cm" svg:height="0.8cm" svg:x="18cm" svg:y="13.137cm">
            <text:p text:style-name="P2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9" draw:layer="layout" svg:width="2.2cm" svg:height="1.6cm" svg:x="3cm" svg:y="21.1cm">
            <text:p text:style-name="P3">otherwise, vote</text:p>
            <text:p text:style-name="P3"/>
            <text:p text:style-name="P3"/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2cm" svg:height="0.9cm" svg:x="3.4cm" svg:y="21.4cm">
            <text:p text:style-name="P2"><text:span text:style-name="T2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0.8cm" svg:height="0.8cm" svg:x="4.1cm" svg:y="21.8cm">
            <text:p text:style-name="P2"><text:span text:style-name="T2">K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7" draw:text-style-name="P10" draw:layer="layout" svg:x1="6.1cm" svg:y1="2.75cm" svg:x2="8.1cm" svg:y2="2.75cm" draw:start-shape="id1" draw:start-glue-point="1" draw:end-shape="id2" draw:end-glue-point="3" svg:d="M6100 2750h2000" svg:viewBox="0 0 2001 1">
          <text:p/>
        </draw:connector>
        <draw:custom-shape draw:style-name="gr6" draw:text-style-name="P5" draw:layer="layout" svg:width="0.8cm" svg:height="0.8cm" svg:x="5.1cm" svg:y="8.9cm">
          <text:p text:style-name="P2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4.9cm" svg:y1="11.5cm" svg:x2="9.5cm" svg:y2="11.5cm">
          <text:p text:style-name="P3">registration</text:p>
          <text:p text:style-name="P3"/>
        </draw:line>
        <draw:custom-shape draw:style-name="gr19" draw:text-style-name="P11" draw:layer="layout" svg:width="4cm" svg:height="2.3cm" svg:x="9.7cm" svg:y="7.9cm">
          <text:p text:style-name="P2"><text:span text:style-name="T2">check</text:span></text:p>
          <text:p text:style-name="P2"><text:span text:style-name="T2">R.T.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7" draw:layer="layout" svg:x1="5.7cm" svg:y1="13.8cm" svg:x2="10.3cm" svg:y2="13.8cm">
          <text:p text:style-name="P3">commit</text:p>
          <text:p text:style-name="P3"/>
        </draw:line>
        <draw:g>
          <draw:g>
            <draw:custom-shape draw:style-name="gr14" draw:text-style-name="P9" draw:layer="layout" svg:width="3.9cm" svg:height="1.6cm" svg:x="9.8cm" svg:y="15.3cm">
              <text:p text:style-name="P3">voter</text:p>
              <text:p text:style-name="P3"/>
              <text:p text:style-name="P3"/>
              <text:p text:style-name="P3"/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2.6cm" svg:height="0.9cm" svg:x="10cm" svg:y="15.537cm">
              <text:p text:style-name="P2"><text:span text:style-name="T2">R.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5" draw:layer="layout" svg:width="0.8cm" svg:height="0.8cm" svg:x="12.1cm" svg:y="15.937cm">
              <text:p text:style-name="P2"><text:span text:style-name="T2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layout" svg:width="0.8cm" svg:height="0.8cm" svg:x="12.7cm" svg:y="15.937cm">
              <text:p text:style-name="P2"><text:span text:style-name="T2">S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8" draw:text-style-name="P7" draw:layer="layout" svg:x1="4.901cm" svg:y1="16.878cm" svg:x2="9.501cm" svg:y2="16.878cm">
          <text:p text:style-name="P3">voted</text:p>
          <text:p text:style-name="P3"/>
        </draw:line>
        <draw:g>
          <draw:g>
            <draw:g>
              <draw:custom-shape draw:style-name="gr20" draw:text-style-name="P9" draw:layer="layout" svg:width="8.7cm" svg:height="1.6cm" svg:x="9.5cm" svg:y="25.5cm">
                <text:p text:style-name="P3">votes</text:p>
                <text:p text:style-name="P3"><text:s text:c="36"/>...</text:p>
                <text:p text:style-name="P3"/>
                <text:p text:style-name="P3"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21" draw:text-style-name="P4" draw:layer="layout" svg:width="1.8cm" svg:height="0.9cm" svg:x="9.8cm" svg:y="25.7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0.8cm" svg:height="0.8cm" svg:x="11.1cm" svg:y="26.2cm">
            <text:p text:style-name="P2"><text:span text:style-name="T2">K’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4" draw:layer="layout" svg:width="1.597cm" svg:height="0.9cm" svg:x="12.2cm" svg:y="25.7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0.8cm" svg:height="0.8cm" svg:x="13.3cm" svg:y="26.194cm">
            <text:p text:style-name="P2"><text:span text:style-name="T2">K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4" draw:layer="layout" svg:width="1.597cm" svg:height="0.9cm" svg:x="14.3cm" svg:y="25.7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0.8cm" svg:height="0.8cm" svg:x="15.4cm" svg:y="26.194cm">
            <text:p text:style-name="P2"><text:span text:style-name="T2">K’’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3" draw:text-style-name="P12" draw:layer="layout" svg:width="6.306cm" svg:height="0.962cm" svg:x="1.2cm" svg:y="23.7cm">
          <draw:text-box>
            <text:p>referendum deadline</text:p>
          </draw:text-box>
        </draw:frame>
        <draw:line draw:style-name="gr24" draw:text-style-name="P10" draw:layer="layout" svg:x1="7.6cm" svg:y1="24.2cm" svg:x2="19.7cm" svg:y2="24.2cm">
          <text:p/>
        </draw:line>
        <draw:line draw:style-name="gr9" draw:text-style-name="P10" draw:layer="layout" svg:x1="13.9cm" svg:y1="10.2cm" svg:x2="15.8cm" svg:y2="11.4cm">
          <text:p text:style-name="P2">check fails</text:p>
          <text:p text:style-name="P2"/>
          <text:p text:style-name="P2"/>
        </draw:line>
        <draw:line draw:style-name="gr9" draw:text-style-name="P10" draw:layer="layout" svg:x1="11.8cm" svg:y1="13.4cm" svg:x2="14.8cm" svg:y2="13.4cm">
          <text:p text:style-name="P2">timeout <text:s text:c="3"/></text:p>
          <text:p text:style-name="P2"/>
        </draw:line>
        <draw:g>
          <draw:custom-shape draw:style-name="gr25" draw:text-style-name="P9" draw:layer="layout" svg:width="4.5cm" svg:height="1.6cm" svg:x="1.8cm" svg:y="18.173cm">
            <text:p text:style-name="P3">if timeout, cancels</text:p>
            <text:p text:style-name="P3"/>
            <text:p text:style-name="P3"/>
            <text:p text:style-name="P3"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.9cm" svg:height="0.9cm" svg:x="2.7cm" svg:y="18.473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0.8cm" svg:height="0.8cm" svg:x="4.1cm" svg:y="18.873cm">
            <text:p text:style-name="P2"><text:span text:style-name="T2">K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8cm" svg:height="0.8cm" svg:x="4.7cm" svg:y="18.9cm">
            <text:p text:style-name="P2"><text:span text:style-name="T2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8cm" svg:height="0.8cm" svg:x="5.3cm" svg:y="18.9cm">
            <text:p text:style-name="P2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18T12:35:29.042000000</meta:creation-date>
    <dc:date>2019-12-13T18:08:32.252000000</dc:date>
    <meta:editing-duration>PT40M34S</meta:editing-duration>
    <meta:editing-cycles>12</meta:editing-cycles>
    <meta:generator>LibreOffice/6.3.3.2$Windows_X86_64 LibreOffice_project/a64200df03143b798afd1ec74a12ab50359878ed</meta:generator>
    <dc:creator>Olivier Michel</dc:creator>
    <meta:document-statistic meta:object-count="60"/>
  </office:meta>
</office:document-meta>
</file>